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07e317" officeooo:paragraph-rsid="0007e317"/>
    </style:style>
    <style:style style:name="P2" style:family="paragraph" style:parent-style-name="Text_20_body">
      <style:text-properties officeooo:paragraph-rsid="0007e3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afra</text:p>
      <text:p text:style-name="P1">(Société Albigeoise de Fabrication et Réparaion Automobile)</text:p>
      <text:p text:style-name="P1">carrossage d'autocars sur châssis cabine constructeurs.</text:p>
      <text:p text:style-name="P1">Safra est présente dans trois domaines d'activités:</text:p>
      <text:p text:style-name="P1">- carrosserie Automobile</text:p>
      <text:p text:style-name="P1">- carroserie industrielle et Ferroviaire</text:p>
      <text:p text:style-name="P1">- Agencement d'intérieur</text:p>
      <text:p text:style-name="P2"/>
      <text:p text:style-name="P1">Valeurs:</text:p>
      <text:p text:style-name="P1">Qualité, rigueur, imagination</text:p>
      <text:p text:style-name="P2"/>
      <text:p text:style-name="Text_20_body">Thalès</text:p>
      <text:p text:style-name="Text_20_body"/>
      <text:p text:style-name="Text_20_body"/>
      <text:p text:style-name="Text_20_body"/>
      <text:p text:style-name="Text_20_body">Onera</text:p>
      <text:p text:style-name="Text_20_body"/>
      <text:p text:style-name="Text_20_body"/>
      <text:p text:style-name="Text_20_body">ManShadow</text:p>
      <text:p text:style-name="Text_20_body"/>
      <text:p text:style-name="Text_20_body">centre d'etudes techniques de l' équipement de sud-ouest</text:p>
      <text:p text:style-name="Text_20_body"/>
      <text:p text:style-name="Text_20_body"/>
      <text:p text:style-name="Text_20_body">Abankos robotic, Parc Technologique du canal</text:p>
      <text:p text:style-name="Text_20_body"/>
      <text:p text:style-name="Text_20_body"/>
      <text:p text:style-name="Text_20_body">IRSTEA</text:p>
      <text:p text:style-name="Text_20_body"/>
      <text:p text:style-name="Text_20_body"/>
      <text:p text:style-name="Text_20_body">Limagrain europe</text:p>
      <text:p text:style-name="Text_20_body"><text:soft-page-break/></text:p>
      <text:p text:style-name="Text_20_body">Rockwell Collins</text:p>
      <text:p text:style-name="Text_20_body"/>
      <text:p text:style-name="Text_20_body">CNES</text:p>
      <text:p text:style-name="Text_20_body">LAAS</text:p>
      <text:p text:style-name="Text_20_body"/>
      <text:p text:style-name="Text_20_body">Vodea</text:p>
      <text:p text:style-name="Text_20_body"/>
      <text:p text:style-name="Text_20_body">irap</text:p>
      <text:p text:style-name="Text_20_body"/>
      <text:p text:style-name="Text_20_body">sogeti</text:p>
      <text:p text:style-name="Text_20_body"/>
      <text:p text:style-name="Text_20_body">magelium</text:p>
      <text:p text:style-name="Text_20_body"/>
      <text:p text:style-name="Text_20_body">imajing sas</text:p>
      <text:p text:style-name="Text_20_body"/>
      <text:p text:style-name="Text_20_body">movea</text:p>
      <text:p text:style-name="Text_20_body"/>
      <text:p text:style-name="Text_20_body">cssi</text:p>
      <text:p text:style-name="Text_20_body"/>
      <text:p text:style-name="Text_20_body">soprema</text:p>
      <text:p text:style-name="Text_20_body"/>
      <text:p text:style-name="Text_20_body">freescale</text:p>
      <text:p text:style-name="Text_20_body"/>
      <text:p text:style-name="Text_20_body">astrium</text:p>
      <text:p text:style-name="Text_20_body"/>
      <text:p text:style-name="Text_20_body">solunea</text:p>
      <text:p text:style-name="Text_20_body"/>
      <text:p text:style-name="Text_20_body">staubli faverges</text:p>
      <text:p text:style-name="Text_20_body"/>
      <text:p text:style-name="Text_20_body"><text:soft-page-break/>sopra</text:p>
      <text:p text:style-name="Text_20_body"/>
      <text:p text:style-name="Text_20_body">schneid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09-10T03:14:36</meta:creation-date>
    <dc:date>2014-09-15T01:38:16.681457308</dc:date>
    <dc:creator>JackDanny </dc:creator>
    <meta:editing-duration>PT11M14S</meta:editing-duration>
    <meta:editing-cycles>5</meta:editing-cycles>
    <meta:generator>LibreOffice/4.2.6.3$Linux_x86 LibreOffice_project/420m0$Build-3</meta:generator>
    <meta:document-statistic meta:table-count="0" meta:image-count="0" meta:object-count="0" meta:page-count="3" meta:paragraph-count="33" meta:word-count="76" meta:character-count="564" meta:non-whitespace-character-count="521"/>
  </office:meta>
</office:document-meta>
</file>